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950e" draw:fill="solid" draw:fill-color="#ff660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8.034cm" svg:height="2.032cm" svg:x="1.889cm" svg:y="2.143cm">
          <text:p text:style-name="P1">Tissue Factor (TF) (sub-endothelium exposure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53cm" svg:height="2.032cm" svg:x="2.524cm" svg:y="5.064cm">
          <text:p text:style-name="P1">FV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953cm" svg:height="2.032cm" svg:x="14.424cm" svg:y="5.065cm">
          <text:p text:style-name="P1">Factor VI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953cm" svg:height="2.032cm" svg:x="8.524cm" svg:y="5.065cm">
          <text:p text:style-name="P1">TF\FVII comp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53cm" svg:height="2.032cm" svg:x="14.514cm" svg:y="7.955cm">
          <text:p text:style-name="P1">TF\FVIIa comp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037cm" svg:y1="4.202cm" svg:x2="5.037cm" svg:y2="5.091cm">
          <text:p/>
        </draw:line>
        <draw:custom-shape draw:style-name="gr4" draw:text-style-name="P1" xml:id="id2" draw:id="id2" draw:layer="layout" svg:width="4.318cm" svg:height="1.905cm" svg:x="7.096cm" svg:y="8.012cm">
          <text:p text:style-name="P1">Factor 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514cm" svg:y1="8.971cm" svg:x2="11.414cm" svg:y2="8.964cm" draw:start-shape="id1" draw:end-shape="id2" svg:d="M14514 8971l-3100-7" svg:viewBox="0 0 3101 8">
          <text:p/>
        </draw:connector>
        <draw:connector draw:style-name="gr5" draw:text-style-name="P1" draw:layer="layout" draw:type="line" svg:x1="7.477cm" svg:y1="6.08cm" svg:x2="8.524cm" svg:y2="6.081cm" draw:start-shape="id3" draw:start-glue-point="1" draw:end-shape="id4" draw:end-glue-point="3" svg:d="M7477 6080l1047 1" svg:viewBox="0 0 1048 2">
          <text:p/>
        </draw:connector>
        <draw:connector draw:style-name="gr3" draw:text-style-name="P1" draw:layer="layout" draw:type="line" svg:x1="13.477cm" svg:y1="6.081cm" svg:x2="14.424cm" svg:y2="6.081cm" draw:start-shape="id4" draw:start-glue-point="1" draw:end-shape="id5" draw:end-glue-point="3" svg:d="M13477 6081h947" svg:viewBox="0 0 948 1">
          <text:p/>
        </draw:connector>
        <draw:connector draw:style-name="gr6" draw:text-style-name="P1" draw:layer="layout" draw:line-skew="-2.916cm -0.374cm" svg:x1="10.906cm" svg:y1="4.175cm" svg:x2="19.377cm" svg:y2="6.081cm" draw:start-shape="id6" draw:start-glue-point="2" draw:end-shape="id5" draw:end-glue-point="1" svg:d="M10906 4175v508h9144v1398h-673" svg:viewBox="0 0 9145 1907">
          <text:p/>
        </draw:connector>
        <draw:connector draw:style-name="gr3" draw:text-style-name="P1" draw:layer="layout" draw:type="lines" draw:line-skew="0.172cm 0.064cm" svg:x1="19.377cm" svg:y1="6.081cm" svg:x2="19.467cm" svg:y2="8.971cm" draw:start-shape="id5" draw:start-glue-point="1" draw:end-shape="id1" svg:d="M19377 6081h673v2890h-583" svg:viewBox="0 0 674 2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Mendez</meta:initial-creator>
    <meta:creation-date>2015-11-18T13:49:50.182870037</meta:creation-date>
    <dc:date>2015-11-18T14:52:54.034193971</dc:date>
    <dc:creator>Rodrigo Mendez</dc:creator>
    <meta:editing-duration>PT32M42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